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c126" officeooo:paragraph-rsid="001cc126"/>
    </style:style>
    <style:style style:name="P2" style:family="paragraph" style:parent-style-name="Standard">
      <style:paragraph-properties fo:text-align="start" style:justify-single-word="false"/>
      <style:text-properties officeooo:rsid="001cc126" officeooo:paragraph-rsid="001cc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VACY POLICY</text:p>
      <text:p text:style-name="P1">effective April 20, 2024</text:p>
      <text:p text:style-name="P2"/>
      <text:p text:style-name="P2">jackavery.ca does not collect any personal inform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15:46:42.850000000</meta:creation-date>
    <dc:date>2024-04-20T15:48:22.916000000</dc:date>
    <meta:editing-duration>PT1M40S</meta:editing-duration>
    <meta:editing-cycles>1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3" meta:word-count="13" meta:character-count="93" meta:non-whitespace-character-count="83"/>
  </office:meta>
</office:document-meta>
</file>